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ef008" officeooo:paragraph-rsid="000ef008"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ef008"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welcome.scss</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7">✓</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7">✓</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
      <text:list xml:id="list6912086083456889468"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
      <text:list xml:id="list123132800442340" text:continue-numbering="true" text:style-name="WWNum1">
        <text:list-item>
          <text:p text:style-name="P28"><text:soft-page-break/></text:p>
        </text:list-item>
        <text:list-item>
          <text:p text:style-name="P28"/>
        </text:list-item>
      </text:list>
      <text:p text:style-name="P11"/>
      <text:p text:style-name="P11"/>
      <text:p text:style-name="P11"/>
      <text:p text:style-name="P11"/>
      <text:list xml:id="list123132665090204" text:continue-numbering="true" text:style-name="WWNum1">
        <text:list-item>
          <text:p text:style-name="P29">Reviewer’s Comments:<text:line-break/></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1:31.284693731</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4" meta:non-whitespace-character-count="2151"/>
  </office:meta>
</office:document-meta>
</file>